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Full Documentation for the OCR FastAPI Application (Code 1, Code 2, Code 3)</text:p>
      <text:p text:style-name="Standard"/>
      <text:p text:style-name="Standard">This project is an OCR (Optical Character Recognition) service built using FastAPI, which securely processes images and PDFs using Tesseract OCR. The service includes SSL encryption for secure communication and supports multiple file formats. Below is the detailed documentation of the system's components and how they work together.</text:p>
      <text:p text:style-name="Standard"/>
      <text:p text:style-name="Standard">---</text:p>
      <text:p text:style-name="Standard"/>
      <text:p text:style-name="Standard">### **1. Code Breakdown**</text:p>
      <text:p text:style-name="Standard"/>
      <text:p text:style-name="Standard">#### **Code 1: `main.py`**</text:p>
      <text:p text:style-name="Standard">This file is responsible for starting the FastAPI server and configuring the SSL certificates. It also handles multiple worker threads to allow parallel processing of multiple API requests.</text:p>
      <text:p text:style-name="Standard"/>
      <text:p text:style-name="Standard">- **Main Components**:</text:p>
      <text:p text:style-name="Standard"><text:s text:c="2"/>- **`ConfigObj`**: Loads configuration settings (such as port number and threads) from an external configuration file (`config.ini`).</text:p>
      <text:p text:style-name="Standard"><text:s text:c="2"/>- **`uvicorn.run()`**: Starts the FastAPI application with the specified number of threads, log level, and SSL configuration.</text:p>
      <text:p text:style-name="Standard"/>
      <text:p text:style-name="Standard">- **Key Elements**:</text:p>
      <text:p text:style-name="Standard"><text:s text:c="2"/>- `threads`: Number of worker threads to process parallel API requests.</text:p>
      <text:p text:style-name="Standard"><text:s text:c="2"/>- `port_no`: Port on which the server will run.</text:p>
      <text:p text:style-name="Standard"><text:s text:c="2"/>- SSL certificates (`ssl_keyfile`, `ssl_cert_path`): Ensures that the communication between client and server is encrypted and secure.</text:p>
      <text:p text:style-name="Standard"/>
      <text:p text:style-name="Standard">- **Flow**:</text:p>
      <text:p text:style-name="Standard"><text:s text:c="2"/>1. The configuration file is read for parameters like threads and port.</text:p>
      <text:p text:style-name="Standard"><text:s text:c="2"/>2. The FastAPI application is hosted locally with SSL certificates and multi-threading enabled.</text:p>
      <text:p text:style-name="Standard"/>
      <text:p text:style-name="Standard">#### **Code 2: `fast.py`**</text:p>
      <text:p text:style-name="Standard">This file contains the FastAPI application that defines the API endpoint for uploading files (images or PDFs) and performing OCR.</text:p>
      <text:p text:style-name="Standard"/>
      <text:p text:style-name="Standard">- **Main Components**:</text:p>
      <text:p text:style-name="Standard"><text:s text:c="2"/>- **FastAPI app**: Initializes the FastAPI framework.</text:p>
      <text:p text:style-name="Standard"><text:s text:c="2"/>- **File and form handling**: Accepts an image or PDF file, a reference number (`refNo`), and an optional language parameter.</text:p>
      <text:p text:style-name="Standard"><text:s text:c="2"/>- **`doc_to_ocr()`**: The core OCR function that handles file processing.</text:p>
      <text:p text:style-name="Standard"><text:s text:c="2"/>- **SSL Setup**: SSL certificates are configured to encrypt the communication between the client and server.</text:p>
      <text:p text:style-name="Standard"/>
      <text:p text:style-name="Standard">- **Key Endpoint**:</text:p>
      <text:p text:style-name="Standard"><text:s text:c="2"/>- **`/upload`** (POST): Handles file uploads and performs OCR on the uploaded file.</text:p>
      <text:p text:style-name="Standard"/>
      <text:p text:style-name="Standard">- **Flow**:</text:p>
      <text:p text:style-name="Standard"><text:s text:c="2"/>1. The client uploads a file (image or PDF) with a reference number and optional language parameter.</text:p>
      <text:p text:style-name="Standard"><text:s text:c="2"/>2. The file is saved temporarily on the server.</text:p>
      <text:p text:style-name="Standard"><text:s text:c="2"/>3. The OCR function is called to process the file.</text:p>
      <text:p text:style-name="Standard"><text:s text:c="2"/>4. The OCR result is returned in JSON format, including the extracted text and page count.</text:p>
      <text:p text:style-name="Standard"><text:soft-page-break/></text:p>
      <text:p text:style-name="Standard">#### **Code 3: `utility.py`**</text:p>
      <text:p text:style-name="Standard">This file contains utility functions to handle the OCR processing for both images and PDFs using Tesseract OCR.</text:p>
      <text:p text:style-name="Standard"/>
      <text:p text:style-name="Standard">- **Main Components**:</text:p>
      <text:p text:style-name="Standard"><text:s text:c="2"/>- **`img_to_text()`**: Processes images using Tesseract to extract text and positional data.</text:p>
      <text:p text:style-name="Standard"><text:s text:c="2"/>- **`pdf_to_text()`**: Converts PDF pages into images and then applies OCR.</text:p>
      <text:p text:style-name="Standard"><text:s text:c="2"/>- **`doc_to_ocr()`**: A wrapper function that determines the file type and calls the appropriate OCR function.</text:p>
      <text:p text:style-name="Standard"/>
      <text:p text:style-name="Standard">- **Flow**:</text:p>
      <text:p text:style-name="Standard"><text:s text:c="2"/>1. The file type (image or PDF) is determined based on the file extension.</text:p>
      <text:p text:style-name="Standard"><text:s text:c="2"/>2. For images, `img_to_text()` is called.</text:p>
      <text:p text:style-name="Standard"><text:s text:c="2"/>3. For PDFs, `pdf_to_text()` converts each page to an image before calling `img_to_text()`.</text:p>
      <text:p text:style-name="Standard"><text:s text:c="2"/>4. The OCR results (text and coordinates) are returned in JSON format.</text:p>
      <text:p text:style-name="Standard"/>
      <text:p text:style-name="Standard">---</text:p>
      <text:p text:style-name="Standard"/>
      <text:p text:style-name="Standard">### **2. Full Flow Pipeline**</text:p>
      <text:p text:style-name="Standard"/>
      <text:p text:style-name="Standard">The following is the full pipeline for the OCR service:</text:p>
      <text:p text:style-name="Standard"/>
      <text:p text:style-name="Standard">1. **Client Request**: The client sends a POST request to the `/upload` endpoint with the following data:</text:p>
      <text:p text:style-name="Standard"><text:s text:c="3"/>- A file (image or PDF).</text:p>
      <text:p text:style-name="Standard"><text:s text:c="3"/>- A reference number (`refNo`).</text:p>
      <text:p text:style-name="Standard"><text:s text:c="3"/>- An optional language code for OCR.</text:p>
      <text:p text:style-name="Standard"/>
      <text:p text:style-name="Standard">2. **File Upload**:</text:p>
      <text:p text:style-name="Standard"><text:s text:c="3"/>- The FastAPI server receives the uploaded file and temporarily saves it on the server.</text:p>
      <text:p text:style-name="Standard"/>
      <text:p text:style-name="Standard">3. **OCR Processing**:</text:p>
      <text:p text:style-name="Standard"><text:s text:c="3"/>- The file type is checked (image or PDF).</text:p>
      <text:p text:style-name="Standard"><text:s text:c="3"/>- If the file is an image:</text:p>
      <text:p text:style-name="Standard"><text:s text:c="5"/>- **Tesseract OCR** is applied directly to extract text and positional data.</text:p>
      <text:p text:style-name="Standard"><text:s text:c="3"/>- If the file is a PDF:</text:p>
      <text:p text:style-name="Standard"><text:s text:c="5"/>- Each page is converted to an image, and **Tesseract OCR** is applied to each page.</text:p>
      <text:p text:style-name="Standard"/>
      <text:p text:style-name="Standard">4. **Result Generation**:</text:p>
      <text:p text:style-name="Standard"><text:s text:c="3"/>- The OCR results are compiled as a list of dictionaries containing extracted text, page numbers, and positional data.</text:p>
      <text:p text:style-name="Standard"><text:s text:c="3"/>- The result is returned to the client in JSON format.</text:p>
      <text:p text:style-name="Standard"/>
      <text:p text:style-name="Standard">5. **Secure Communication**:</text:p>
      <text:p text:style-name="Standard"><text:s text:c="3"/>- SSL certificates ensure secure communication between the client and server during the entire process.</text:p>
      <text:p text:style-name="Standard"/>
      <text:p text:style-name="Standard">---</text:p>
      <text:p text:style-name="Standard"/>
      <text:p text:style-name="Standard">### **3. Key Configurations**</text:p>
      <text:p text:style-name="Standard"/>
      <text:p text:style-name="Standard"><text:soft-page-break/>- **Configuration File (`config.ini`)**:</text:p>
      <text:p text:style-name="Standard"><text:s text:c="2"/>The configuration file contains important parameters such as:</text:p>
      <text:p text:style-name="Standard"><text:s text:c="2"/>- Number of worker threads.</text:p>
      <text:p text:style-name="Standard"><text:s text:c="2"/>- Port number.</text:p>
      <text:p text:style-name="Standard"><text:s text:c="2"/>- Paths to SSL certificates.</text:p>
      <text:p text:style-name="Standard"><text:s text:c="2"/>- Timeout for OCR processing.</text:p>
      <text:p text:style-name="Standard"><text:s text:c="2"/>- Language settings.</text:p>
      <text:p text:style-name="Standard"/>
      <text:p text:style-name="Standard">- **Logging**:</text:p>
      <text:p text:style-name="Standard"><text:s text:c="2"/>- Logs are generated for each request and the result of the OCR process, making it easy to track issues or errors.</text:p>
      <text:p text:style-name="Standard"/>
      <text:p text:style-name="Standard">---</text:p>
      <text:p text:style-name="Standard"/>
      <text:p text:style-name="Standard">### **4. Full Pipeline Diagram**</text:p>
      <text:p text:style-name="Standard"/>
      <text:p text:style-name="Standard">I will now create a diagram representing the full flow pipeline from the client's request to the server's response with SSL security.</text:p>
      <text:p text:style-name="Standard"/>
      <text:p text:style-name="Standard">The diagram illustrates the full pipeline of the OCR FastAPI application, showcasing each step from the client request to the server's JSON response. It highlights how both image and PDF files are handled securely, incorporating SSL encryption for secure communication throughout the process.</text:p>
      <text:p text:style-name="Standard"/>
      <text:p text:style-name="Standard">You can now combine the provided documentation with this diagram to present the complete flow of your system effectively. Let me know if you'd like further adjustm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4-10-15T16:43:04.581237049</meta:creation-date>
    <dc:date>2024-10-15T16:44:46.429379362</dc:date>
    <meta:editing-duration>PT1M42S</meta:editing-duration>
    <meta:editing-cycles>1</meta:editing-cycles>
    <meta:document-statistic meta:table-count="0" meta:image-count="0" meta:object-count="0" meta:page-count="3" meta:paragraph-count="77" meta:word-count="798" meta:character-count="5142" meta:non-whitespace-character-count="4321"/>
    <meta:generator>LibreOffice/6.3.5.2$Linux_X86_64 LibreOffice_project/30$Build-2</meta:generator>
  </office:meta>
</office:document-meta>
</file>